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officeooo:rsid="000219f1" officeooo:paragraph-rsid="000219f1"/>
    </style:style>
    <style:style style:name="P7" style:family="paragraph" style:parent-style-name="Heading_20_2">
      <style:text-properties officeooo:rsid="000369ad" officeooo:paragraph-rsid="000369ad"/>
    </style:style>
    <style:style style:name="P8" style:family="paragraph" style:parent-style-name="Heading_20_1">
      <style:text-properties officeooo:rsid="000219f1" officeooo:paragraph-rsid="000219f1"/>
    </style:style>
    <style:style style:name="P9" style:family="paragraph" style:parent-style-name="Heading_20_1">
      <style:text-properties officeooo:rsid="0006a65c" officeooo:paragraph-rsid="0006a65c"/>
    </style:style>
    <style:style style:name="P10" style:family="paragraph" style:parent-style-name="Heading_20_3">
      <style:text-properties officeooo:rsid="000219f1" officeooo:paragraph-rsid="000219f1"/>
    </style:style>
    <style:style style:name="P11" style:family="paragraph" style:parent-style-name="Heading_20_3">
      <style:text-properties officeooo:rsid="000219f1" officeooo:paragraph-rsid="00043b9d"/>
    </style:style>
    <style:style style:name="P12" style:family="paragraph" style:parent-style-name="Heading_20_3">
      <style:text-properties officeooo:paragraph-rsid="00043b9d"/>
    </style:style>
    <style:style style:name="P13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14" style:family="paragraph" style:parent-style-name="Text_20_body">
      <style:paragraph-properties fo:text-align="center" style:justify-single-word="false"/>
      <style:text-properties fo:font-size="24pt" officeooo:rsid="0008deb1" officeooo:paragraph-rsid="000a8114" style:font-size-asian="24pt"/>
    </style:style>
    <style:style style:name="P15" style:family="paragraph" style:parent-style-name="Text_20_body">
      <style:paragraph-properties fo:text-align="center" style:justify-single-word="false"/>
      <style:text-properties fo:font-size="24pt" officeooo:rsid="000a8114" officeooo:paragraph-rsid="000a8114" style:font-size-asian="24pt"/>
    </style:style>
    <style:style style:name="T1" style:family="text">
      <style:text-properties officeooo:rsid="005541c3"/>
    </style:style>
    <style:style style:name="T2" style:family="text">
      <style:text-properties fo:font-style="italic" officeooo:rsid="005541c3" style:font-style-asian="italic" style:font-style-complex="italic"/>
    </style:style>
    <style:style style:name="T3" style:family="text">
      <style:text-properties officeooo:rsid="000219f1"/>
    </style:style>
    <style:style style:name="T4" style:family="text">
      <style:text-properties officeooo:rsid="00043b9d"/>
    </style:style>
    <style:style style:name="T5" style:family="text">
      <style:text-properties officeooo:rsid="0005fdc9"/>
    </style:style>
    <style:style style:name="T6" style:family="text">
      <style:text-properties fo:language="it" fo:country="IT" officeooo:rsid="005f868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oftware <text:span text:style-name="T3">Design Documents</text:span></text:p>
      <text:p text:style-name="P1"/>
      <text:p text:style-name="P1">Version 1.0</text:p>
      <text:p text:style-name="P2">24 Aprile </text:p>
      <text:p text:style-name="P14"><text:span text:style-name="T6">NL2SNL Tool</text:span> </text:p>
      <text:p text:style-name="P15">Dario Guidott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8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2872_1143973977" text:style-name="Index_20_Link" text:visited-style-name="Index_20_Link">1 Introduction<text:tab/>2</text:a></text:p>
          <text:p text:style-name="P3"><text:a xlink:type="simple" xlink:href="#__RefHeading___Toc2874_1143973977" text:style-name="Index_20_Link" text:visited-style-name="Index_20_Link">2 System Overview<text:tab/>2</text:a></text:p>
          <text:p text:style-name="P3"><text:a xlink:type="simple" xlink:href="#__RefHeading___Toc2876_1143973977" text:style-name="Index_20_Link" text:visited-style-name="Index_20_Link">3 Models<text:tab/>2</text:a></text:p>
          <text:p text:style-name="P5"><text:a xlink:type="simple" xlink:href="#__RefHeading___Toc2878_1143973977" text:style-name="Index_20_Link" text:visited-style-name="Index_20_Link">3.1 Static Models<text:tab/>2</text:a></text:p>
          <text:p text:style-name="P4"><text:a xlink:type="simple" xlink:href="#__RefHeading___Toc2880_1143973977" text:style-name="Index_20_Link" text:visited-style-name="Index_20_Link">3.1.1 Use Cases Diagram<text:tab/>2</text:a></text:p>
          <text:p text:style-name="P4"><text:a xlink:type="simple" xlink:href="#__RefHeading___Toc2882_1143973977" text:style-name="Index_20_Link" text:visited-style-name="Index_20_Link">3.1.2 Class Diagram<text:tab/>2</text:a></text:p>
          <text:p text:style-name="P4"><text:a xlink:type="simple" xlink:href="#__RefHeading___Toc2884_1143973977" text:style-name="Index_20_Link" text:visited-style-name="Index_20_Link">3.1.3 Object Diagram<text:tab/>2</text:a></text:p>
          <text:p text:style-name="P5"><text:a xlink:type="simple" xlink:href="#__RefHeading___Toc2886_1143973977" text:style-name="Index_20_Link" text:visited-style-name="Index_20_Link">3.2 Dynamic Models<text:tab/>2</text:a></text:p>
          <text:p text:style-name="P4"><text:a xlink:type="simple" xlink:href="#__RefHeading___Toc2888_1143973977" text:style-name="Index_20_Link" text:visited-style-name="Index_20_Link">3.2.1 Sequence Diagrams<text:tab/>2</text:a></text:p>
          <text:p text:style-name="P4"><text:a xlink:type="simple" xlink:href="#__RefHeading___Toc2890_1143973977" text:style-name="Index_20_Link" text:visited-style-name="Index_20_Link">3.2.2 Activity Diagrams<text:tab/>2</text:a></text:p>
          <text:p text:style-name="P4"><text:a xlink:type="simple" xlink:href="#__RefHeading___Toc2892_1143973977" text:style-name="Index_20_Link" text:visited-style-name="Index_20_Link">3.2.3 State Machine Diagrams<text:tab/>2</text:a></text:p>
          <text:p text:style-name="P3"><text:a xlink:type="simple" xlink:href="#__RefHeading___Toc177_1524203531" text:style-name="Index_20_Link" text:visited-style-name="Index_20_Link">4.0 Vincoli<text:tab/>2</text:a></text:p>
        </text:index-body>
      </text:table-of-content>
      <text:h text:style-name="P8" text:outline-level="1"/>
      <text:h text:style-name="P8" text:outline-level="1"/>
      <text:h text:style-name="P8" text:outline-level="1"><text:bookmark-start text:name="__RefHeading___Toc2872_1143973977"/>1 Intro<text:span text:style-name="T5">duction</text:span><text:bookmark-end text:name="__RefHeading___Toc2872_1143973977"/></text:h>
      <text:h text:style-name="P8" text:outline-level="1"><text:bookmark-start text:name="__RefHeading___Toc2874_1143973977"/>2 System Overview <text:bookmark-end text:name="__RefHeading___Toc2874_1143973977"/></text:h>
      <text:h text:style-name="P8" text:outline-level="1"><text:bookmark-start text:name="__RefHeading___Toc2876_1143973977"/>3 Models<text:bookmark-end text:name="__RefHeading___Toc2876_1143973977"/></text:h>
      <text:h text:style-name="P6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3">1</text:span> Use Cases <text:span text:style-name="T3">Diagram</text:span><text:bookmark-end text:name="__RefHeading___Toc2880_1143973977"/></text:h>
      <text:h text:style-name="Heading_20_3" text:outline-level="3"><text:bookmark-start text:name="__RefHeading___Toc2882_1143973977"/>3.<text:span text:style-name="T3">1.2 Class Diagram</text:span><text:bookmark-end text:name="__RefHeading___Toc2882_1143973977"/></text:h>
      <text:h text:style-name="P10" text:outline-level="3"><text:bookmark-start text:name="__RefHeading___Toc2884_1143973977"/>3.1.3 Object Diagram<text:bookmark-end text:name="__RefHeading___Toc2884_1143973977"/></text:h>
      <text:h text:style-name="P7" text:outline-level="2"><text:bookmark-start text:name="__RefHeading___Toc2886_1143973977"/>3.2 Dynamic Models<text:bookmark-end text:name="__RefHeading___Toc2886_1143973977"/></text:h>
      <text:h text:style-name="P12" text:outline-level="3"><text:bookmark-start text:name="__RefHeading___Toc2888_1143973977"/>3.<text:span text:style-name="T4">2</text:span>.<text:span text:style-name="T3">1 Sequence Diagrams</text:span> <text:bookmark-end text:name="__RefHeading___Toc2888_1143973977"/></text:h>
      <text:h text:style-name="P12" text:outline-level="3"><text:bookmark-start text:name="__RefHeading___Toc2890_1143973977"/>3.<text:span text:style-name="T4">2.2 Activity Diagrams</text:span><text:bookmark-end text:name="__RefHeading___Toc2890_1143973977"/></text:h>
      <text:h text:style-name="P11" text:outline-level="3"><text:bookmark-start text:name="__RefHeading___Toc2892_1143973977"/>3.2.3 State Machine Diagrams<text:bookmark-end text:name="__RefHeading___Toc2892_1143973977"/></text:h>
      <text:h text:style-name="P9" text:outline-level="1"><text:bookmark-start text:name="__RefHeading___Toc177_1524203531"/>4.0 Vincoli<text:bookmark-end text:name="__RefHeading___Toc177_152420353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3T17:24:01.478000000</dc:date>
    <meta:editing-duration>PT1H22M40S</meta:editing-duration>
    <meta:editing-cycles>7</meta:editing-cycles>
    <meta:generator>LibreOffice/5.2.5.1$Windows_x86 LibreOffice_project/0312e1a284a7d50ca85a365c316c7abbf20a4d22</meta:generator>
    <meta:document-statistic meta:table-count="0" meta:image-count="0" meta:object-count="0" meta:page-count="2" meta:paragraph-count="30" meta:word-count="96" meta:character-count="557" meta:non-whitespace-character-count="487"/>
  </office:meta>
</office:document-meta>
</file>